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db22" officeooo:paragraph-rsid="0006db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dfeb0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9110f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a6d40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6db22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72a72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bb82f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1b3bd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1b3bd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0a6d40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0b4282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0bb82f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db1a6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0dfeb0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11b3bd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0dfeb0" officeooo:paragraph-rsid="000dfeb0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8pt" fo:font-weight="bold" officeooo:rsid="0006db22" officeooo:paragraph-rsid="0011b3bd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06db22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a6d4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bb82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db1a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dfeb0" style:font-size-asian="12.25pt" style:font-weight-asian="bold" style:font-size-complex="14pt" style:font-weight-complex="bold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6db2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9110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a6d40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b428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bb82f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db1a6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dfeb0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f6370" style:font-size-asian="12.25pt" style:font-weight-asian="normal" style:font-size-complex="14pt" style:font-weight-complex="normal"/>
    </style:style>
    <style:style style:name="T15" style:family="text">
      <style:text-properties officeooo:rsid="00072a72"/>
    </style:style>
    <style:style style:name="T16" style:family="text">
      <style:text-properties officeooo:rsid="0009110f"/>
    </style:style>
    <style:style style:name="T17" style:family="text">
      <style:text-properties officeooo:rsid="000a6d40"/>
    </style:style>
    <style:style style:name="T18" style:family="text">
      <style:text-properties officeooo:rsid="000b4282"/>
    </style:style>
    <style:style style:name="T19" style:family="text">
      <style:text-properties officeooo:rsid="000bb82f"/>
    </style:style>
    <style:style style:name="T20" style:family="text">
      <style:text-properties officeooo:rsid="000db1a6"/>
    </style:style>
    <style:style style:name="T21" style:family="text">
      <style:text-properties officeooo:rsid="000dfe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COMMANDS <text:span text:style-name="T21">CHEAT SHEET</text:span></text:p>
      <text:p text:style-name="P1"/>
      <text:p text:style-name="P4"/>
      <text:list xml:id="list833798290" text:style-name="L1">
        <text:list-item>
          <text:p text:style-name="P9"><text:span text:style-name="T16">sudo service mongodb start</text:span> :</text:p>
          <text:p text:style-name="P15">This command <text:span text:style-name="T16">use</text:span><text:span text:style-name="T17">d</text:span><text:span text:style-name="T16"> to start the mongodb services. Before moving in to mongo shell we must start the services of mongodb, otherwise it shows an error.</text:span></text:p>
        </text:list-item>
      </text:list>
      <text:p text:style-name="P5"/>
      <text:list xml:id="list224345309222212" text:continue-numbering="true" text:style-name="L1">
        <text:list-item>
          <text:p text:style-name="P10"><text:span text:style-name="T16">sudo service mongodb s</text:span><text:span text:style-name="T17">top</text:span> :</text:p>
          <text:p text:style-name="P16">This command <text:span text:style-name="T16">use</text:span><text:span text:style-name="T17">d</text:span><text:span text:style-name="T16"> to st</text:span><text:span text:style-name="T17">op or turn off</text:span><text:span text:style-name="T16"> the mongodb services.</text:span></text:p>
        </text:list-item>
      </text:list>
      <text:p text:style-name="P5"/>
      <text:list xml:id="list224344099242205" text:continue-numbering="true" text:style-name="L1">
        <text:list-item>
          <text:p text:style-name="P10"><text:span text:style-name="T16">sudo service mongodb s</text:span><text:span text:style-name="T17">tatus</text:span> :</text:p>
          <text:p text:style-name="P22"><text:span text:style-name="T7">This command </text:span><text:span text:style-name="T8">use</text:span><text:span text:style-name="T9">d</text:span><text:span text:style-name="T8"> to </text:span><text:span text:style-name="T9">chck status of mongodb service. It shows either active or niactive.</text:span></text:p>
          <text:p text:style-name="P21"/>
        </text:list-item>
        <text:list-item>
          <text:p text:style-name="P14">use demoDB :</text:p>
          <text:p text:style-name="P21">This command list all databases.</text:p>
          <text:p text:style-name="P29"/>
        </text:list-item>
        <text:list-item>
          <text:p text:style-name="P14">show dbs :</text:p>
          <text:p text:style-name="P21">This command list all databases. <text:span text:style-name="T15">If database is empty then it wiil not listed.</text:span></text:p>
          <text:p text:style-name="P21"/>
        </text:list-item>
        <text:list-item>
          <text:p text:style-name="P14">use demoDB :</text:p>
          <text:p text:style-name="P21">This c<text:span text:style-name="T15">hech if database already exist then switch else crate new databse and then switch to it</text:span>.</text:p>
          <text:p text:style-name="P21"/>
        </text:list-item>
        <text:list-item>
          <text:p text:style-name="P14"><text:span text:style-name="T17">show </text:span><text:s/><text:span text:style-name="T17">collections</text:span>:</text:p>
          <text:p text:style-name="P27"><text:span text:style-name="T7">This </text:span><text:span text:style-name="T9">command used to list all collections present in current working database.</text:span></text:p>
          <text:p text:style-name="P27"><text:span text:style-name="T9"/></text:p>
        </text:list-item>
        <text:list-item>
          <text:p text:style-name="P14"><text:s/><text:span text:style-name="T16">db.</text:span><text:span text:style-name="T19">collectionName.</text:span><text:span text:style-name="T16">insertOne(object)</text:span>:</text:p>
          <text:p text:style-name="P21">This command <text:span text:style-name="T16">used to insert one document in collection. It accept data in form of object and set predefined property _id, which is unique among the databse.</text:span></text:p>
          <text:p text:style-name="P21"/>
        </text:list-item>
        <text:list-item>
          <text:p text:style-name="P14"><text:span text:style-name="T16">db.</text:span><text:span text:style-name="T19">collectionName</text:span><text:span text:style-name="T16">.insertMany( [objevt1, object2, ..., objectn] )</text:span> :</text:p>
          <text:p text:style-name="P21"><text:span text:style-name="T9">This command </text:span><text:span text:style-name="T16">is similar to db.insertOne, only differences between db.insertOne() and insertMany() are db.insertOne() used to <text:s/>insert one document while db.insertMany() used to insert many document at a time so, it accepts array of objects to be store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12:06.695320689</meta:creation-date>
    <dc:date>2022-03-07T22:43:43.596998306</dc:date>
    <meta:editing-duration>PT10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27" meta:character-count="1276" meta:non-whitespace-character-count="1089"/>
  </office:meta>
</office:document-meta>
</file>